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Jaxb2TypeScanner.scanPackage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lassPathJaxb2TypeScanner.isJaxb2Class( MetadataReader reader , MetadataReaderFactory 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Jaxb2TypeScanner.ClassPathJaxb2TypeScanner( @ Nullable ClassLoader classLoader , String ... packagesToSc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